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0pt" style:font-size-asian="10pt" style:font-size-complex="10pt"/>
    </style:style>
    <style:style style:name="P5" style:family="paragraph" style:parent-style-name="Standard" style:list-style-name="L2">
      <style:text-properties fo:font-size="10pt" style:font-size-asian="10pt" style:font-size-complex="10pt"/>
    </style:style>
    <style:style style:name="P6" style:family="paragraph" style:parent-style-name="Standard" style:list-style-name="L3">
      <style:text-properties fo:font-size="10pt" style:font-size-asian="10pt" style:font-size-complex="10pt"/>
    </style:style>
    <style:style style:name="P7" style:family="paragraph" style:parent-style-name="Standard" style:list-style-name="L4">
      <style:text-properties fo:font-size="10pt" style:font-size-asian="10pt" style:font-size-complex="10pt"/>
    </style:style>
    <style:style style:name="P8" style:family="paragraph" style:parent-style-name="Standard" style:list-style-name="L5">
      <style:text-properties fo:font-size="10pt" style:font-size-asian="10pt" style:font-size-complex="10pt"/>
    </style:style>
    <style:style style:name="P9" style:family="paragraph" style:parent-style-name="Standard" style:list-style-name="L6">
      <style:text-properties fo:font-size="10pt" style:font-size-asian="10pt" style:font-size-complex="10pt"/>
    </style:style>
    <style:style style:name="P10" style:family="paragraph" style:parent-style-name="Standard" style:list-style-name="L7">
      <style:text-properties fo:font-size="10pt" style:font-size-asian="10pt" style:font-size-complex="10pt"/>
    </style:style>
    <style:style style:name="P11" style:family="paragraph" style:parent-style-name="Standard" style:list-style-name="L8">
      <style:text-properties fo:font-size="10pt" style:font-size-asian="10pt" style:font-size-complex="10pt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8">
      <style:paragraph-properties fo:margin-left="0.9807in" fo:margin-right="0in" fo:text-indent="-0.25in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L8">
      <style:paragraph-properties fo:margin-left="0.4902in" fo:margin-right="0in" fo:text-indent="-0.25in" style:auto-text-indent="false"/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w List for the Ramspite</text:p>
      <text:list xml:id="list117924647554593852" text:style-name="L1">
        <text:list-item>
          <text:p text:style-name="P4">Captain – Naval Tactics</text:p>
        </text:list-item>
        <text:list-item>
          <text:p text:style-name="P4">Boatswain – Craft: Sailor</text:p>
        </text:list-item>
        <text:list-item>
          <text:p text:style-name="P4">Navigator -- Navigate</text:p>
        </text:list-item>
        <text:list-item>
          <text:p text:style-name="P4">Helmsman – Craft: Sailor</text:p>
        </text:list-item>
        <text:list-item>
          <text:p text:style-name="P4">Gunnery Sgt. -- Ship's Gunner</text:p>
        </text:list-item>
        <text:list-item>
          <text:p text:style-name="P4">Engineer -- Shipwright</text:p>
        </text:list-item>
        <text:list-item>
          <text:p text:style-name="P4">4 Oarsmen</text:p>
        </text:list-item>
        <text:list-item>
          <text:p text:style-name="P4">4 Gunners (2/bolt thrower)</text:p>
        </text:list-item>
        <text:list-item>
          <text:p text:style-name="P4">3 Riggers</text:p>
        </text:list-item>
        <text:list-item>
          <text:p text:style-name="P4">1 Lookout</text:p>
        </text:list-item>
      </text:list>
      <text:p text:style-name="P1"/>
      <text:p text:style-name="P2">Minimum Shift</text:p>
      <text:list xml:id="list5426584391723830313" text:style-name="L2">
        <text:list-item>
          <text:p text:style-name="P5">Officer</text:p>
        </text:list-item>
        <text:list-item>
          <text:p text:style-name="P5">Helmsman</text:p>
        </text:list-item>
        <text:list-item>
          <text:p text:style-name="P5">Lookout</text:p>
        </text:list-item>
        <text:list-item>
          <text:p text:style-name="P5">3 Riggers</text:p>
        </text:list-item>
      </text:list>
      <text:p text:style-name="P1"/>
      <text:p text:style-name="P2">Skills</text:p>
      <text:list xml:id="list7828837129048257628" text:style-name="L3">
        <text:list-item>
          <text:p text:style-name="P6">Naval Tactics – Gives bonuses to maneuvers in naval combat</text:p>
        </text:list-item>
        <text:list-item>
          <text:p text:style-name="P6">Navigation – Allows the keeping of a rutter, avoidaince of dangers and slightly faster travel</text:p>
        </text:list-item>
        <text:list-item>
          <text:p text:style-name="P6">Ship's Gunnery – Allows the loading and firing of ship weapons, bonus to hit in ship combat</text:p>
        </text:list-item>
        <text:list-item>
          <text:p text:style-name="P6">Craft: Sailor – General skill for sailors</text:p>
        </text:list-item>
        <text:list-item>
          <text:p text:style-name="P6">Shipwright – Fixing and maintaining the boat</text:p>
        </text:list-item>
      </text:list>
      <text:p text:style-name="P1"/>
      <text:p text:style-name="P2">Ship Costs</text:p>
      <text:list xml:id="list5163204360844095112" text:style-name="L4">
        <text:list-item>
          <text:p text:style-name="P7">Maintenance – 50 gp/month</text:p>
        </text:list-item>
        <text:list-item>
          <text:p text:style-name="P7">Crewman – 12 gp/day split between wages and provisions (360 gp/month)</text:p>
        </text:list-item>
        <text:list-item>
          <text:p text:style-name="P7">Officers' Provisions – about 3 gp/day (90 gp/month)</text:p>
        </text:list-item>
        <text:list-item>
          <text:p text:style-name="P7">So about 500 gp/month</text:p>
        </text:list-item>
        <text:list-item>
          <text:p text:style-name="P7">This is called the ship's share and no bonuses are paid out until this share is accounted for</text:p>
        </text:list-item>
        <text:list-item>
          <text:p text:style-name="P7">If the ship requires more extensive repairs, the ship's share increases for that month</text:p>
        </text:list-item>
        <text:list-item>
          <text:p text:style-name="P7">Docking fees of 5 gp/day at most ports</text:p>
        </text:list-item>
      </text:list>
      <text:p text:style-name="P1"/>
      <text:p text:style-name="P2">Shares</text:p>
      <text:list xml:id="list6038789447870824924" text:style-name="L5">
        <text:list-item>
          <text:p text:style-name="P8">In addition to wages and provisions, it is customary to give sailors a bonus share from any additional booty taken by the ship after the "ship's share" is earned</text:p>
        </text:list-item>
        <text:list-item>
          <text:p text:style-name="P8">This includes gold made by shipping, or by shore expeditions (i.e. dungeoneering)</text:p>
        </text:list-item>
        <text:list-item>
          <text:p text:style-name="P8">Each crewmember gets 1 share</text:p>
        </text:list-item>
        <text:list-item>
          <text:p text:style-name="P8">Each officer/owner gets 5 shares</text:p>
        </text:list-item>
        <text:list-item>
          <text:p text:style-name="P8">In your situation, with a full crew, the party would pull 25 shares and the crew 12.</text:p>
        </text:list-item>
        <text:list-item>
          <text:p text:style-name="P8">So the group gets about 68% of the profits and the crew gets 32%</text:p>
        </text:list-item>
        <text:list-item>
          <text:p text:style-name="P8">Full shares do not have to be paid, but then the crew's morale will drop and there is then a chance for mutiny, or abandonment</text:p>
        </text:list-item>
        <text:list-item>
          <text:p text:style-name="P8">If the Pcs are going to spend an inordinate amount of time in a port, they can furlough the crew</text:p>
        </text:list-item>
        <text:list-item>
          <text:p text:style-name="P8">If this is done after a good bonus is paid, then there is usually no problem</text:p>
        </text:list-item>
        <text:list-item>
          <text:p text:style-name="P8">If the crew has no money to spend, or if the Pcs are gone for a particularly long time, they might have to rehire crew members when they return</text:p>
        </text:list-item>
        <text:list-item>
          <text:p text:style-name="P8">Furloughing the crew increases the docking fees to 10 gp/day because someone has to be hired to watch the boat</text:p>
        </text:list-item>
      </text:list>
      <text:p text:style-name="P1"/>
      <text:p text:style-name="P2">Trading/Shipping</text:p>
      <text:list xml:id="list8541285491108503432" text:style-name="L6">
        <text:list-item>
          <text:p text:style-name="P9">The Ramspite has cargo space for 25 tuns (cubic meters or so) of goods</text:p>
        </text:list-item>
        <text:list-item>
          <text:p text:style-name="P9">This tonnage can be commissioned to ship goods which is a low-risk way to make extra cash during a voyage</text:p>
        </text:list-item>
        <text:list-item>
          <text:p text:style-name="P9">An expected fee might be anywhere between 5-25 gp/tun to ship goods in this fashion</text:p>
        </text:list-item>
        <text:list-item>
          <text:p text:style-name="P9">Goods can also be purchased and sold based on the Appraise skill to make a profit</text:p>
        </text:list-item>
        <text:list-item>
          <text:p text:style-name="P9">This is higher risk, since the group has to risk money up front, but the profit/tun is usually higher</text:p>
        </text:list-item>
      </text:list>
      <text:p text:style-name="P1"/>
      <text:p text:style-name="P2">Speed</text:p>
      <text:list xml:id="list6422297429722931977" text:style-name="L7">
        <text:list-item>
          <text:p text:style-name="P10"><text:soft-page-break/>The Ramspite has a waterline of 25 feet</text:p>
        </text:list-item>
        <text:list-item>
          <text:p text:style-name="P10">This translates into a maximum speed of 6.7 knots, but a speed of 3-5 knots is more typical</text:p>
        </text:list-item>
        <text:list-item>
          <text:p text:style-name="P10">With a full crew, this speed can be maintained around the clock (though coastal travel at night is dangerous)</text:p>
        </text:list-item>
        <text:list-item>
          <text:p text:style-name="P10">4 knots for an entire day translates into 110 miles/day</text:p>
        </text:list-item>
      </text:list>
      <text:p text:style-name="P2"/>
      <text:p text:style-name="P2">Alternately</text:p>
      <text:list xml:id="list6591517643634996138" text:style-name="L8">
        <text:list-item>
          <text:p text:style-name="P11">If managing the Ramspite is not appealing, arrangements could be made with the priests to get you a smaller boat based on a fishing hull</text:p>
        </text:list-item>
        <text:list-item>
          <text:p text:style-name="P11">This boat would be crewed with only the Pcs</text:p>
        </text:list-item>
        <text:list-item>
          <text:p text:style-name="P11">Stats for the Fisherman are as follows</text:p>
        </text:list-item>
        <text:list-item>
          <text:p text:style-name="P13">Maintenance 50 gp/month</text:p>
        </text:list-item>
        <text:list-item>
          <text:p text:style-name="P13">Provisions 90 gp/month</text:p>
        </text:list-item>
        <text:list-item>
          <text:p text:style-name="P13">5 tuns cargo space (you would have to speculate since 5 tuns is too little for most shipping contracts)</text:p>
        </text:list-item>
        <text:list-item>
          <text:p text:style-name="P13">15 foot waterline = 5.2 knots and 3.5 typical</text:p>
        </text:list-item>
        <text:list-item>
          <text:p text:style-name="P13">3.5 knots for a maximum 16 hours a day = 64 miles/day</text:p>
        </text:list-item>
        <text:list-item>
          <text:p text:style-name="P13">Docking fees 8 gp/day (someone must be hired to watch the boat for 5 gp/day)</text:p>
        </text:list-item>
        <text:list-item>
          <text:p text:style-name="P14">However, there is no crew to speak of and so the group is able to pocket all of the profits after the ship's share</text:p>
        </text:list-item>
        <text:list-item>
          <text:p text:style-name="P14">Also, the Fisherman is not combat-worthy, having no bolt throwers on boa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1H28M59S</meta:editing-duration>
    <meta:editing-cycles>7</meta:editing-cycles>
    <meta:generator>OpenOffice/4.1.3$Win32 OpenOffice.org_project/413m1$Build-9783</meta:generator>
    <dc:date>2010-04-27T15:46:42.69</dc:date>
    <dc:creator>Chris Magoun</dc:creator>
    <meta:document-statistic meta:table-count="0" meta:image-count="0" meta:object-count="0" meta:page-count="2" meta:paragraph-count="65" meta:word-count="701" meta:character-count="3550"/>
    <meta:user-defined meta:name="Info 1"/>
    <meta:user-defined meta:name="Info 2"/>
    <meta:user-defined meta:name="Info 3"/>
    <meta:user-defined meta:name="Info 4"/>
  </office:meta>
</office:document-meta>
</file>